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eta</text:p>
          </table:table-cell>
          <table:table-cell table:style-name="Default" office:value-type="string" calcext:value-type="string">
            <text:p>chi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Upsilon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15000" calcext:value-type="float">
            <text:p>15000</text:p>
          </table:table-cell>
          <table:table-cell table:style-name="ce1" office:value-type="float" office:value="0.00284444" calcext:value-type="float">
            <text:p>2,84E-003</text:p>
          </table:table-cell>
          <table:table-cell table:style-name="ce1" office:value-type="float" office:value="0.0018568" calcext:value-type="float">
            <text:p>1,86E-003</text:p>
          </table:table-cell>
          <table:table-cell table:style-name="ce1" office:value-type="float" office:value="0.000745447" calcext:value-type="float">
            <text:p>7,45E-004</text:p>
          </table:table-cell>
          <table:table-cell table:style-name="ce1" office:value-type="float" office:value="0.000730758" calcext:value-type="float">
            <text:p>7,31E-004</text:p>
          </table:table-cell>
          <table:table-cell table:style-name="ce1" office:value-type="float" office:value="0.00068048" calcext:value-type="float">
            <text:p>6,80E-00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15000" calcext:value-type="float">
            <text:p>15000</text:p>
          </table:table-cell>
          <table:table-cell table:style-name="ce1" office:value-type="float" office:value="0.00301488" calcext:value-type="float">
            <text:p>3,01E-003</text:p>
          </table:table-cell>
          <table:table-cell table:style-name="ce1" office:value-type="float" office:value="0.00242703" calcext:value-type="float">
            <text:p>2,43E-003</text:p>
          </table:table-cell>
          <table:table-cell table:style-name="ce1" office:value-type="float" office:value="0.000776677" calcext:value-type="float">
            <text:p>7,77E-004</text:p>
          </table:table-cell>
          <table:table-cell table:style-name="ce1" office:value-type="float" office:value="0.000771896" calcext:value-type="float">
            <text:p>7,72E-004</text:p>
          </table:table-cell>
          <table:table-cell table:style-name="ce1" office:value-type="float" office:value="0.000402324" calcext:value-type="float">
            <text:p>4,02E-00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30000" calcext:value-type="float">
            <text:p>30000</text:p>
          </table:table-cell>
          <table:table-cell table:style-name="ce1" office:value-type="float" office:value="0.00137007" calcext:value-type="float">
            <text:p>1,37E-003</text:p>
          </table:table-cell>
          <table:table-cell table:style-name="ce1" office:value-type="float" office:value="0.00142728" calcext:value-type="float">
            <text:p>1,43E-003</text:p>
          </table:table-cell>
          <table:table-cell table:style-name="ce1" office:value-type="float" office:value="0.00080584" calcext:value-type="float">
            <text:p>8,06E-004</text:p>
          </table:table-cell>
          <table:table-cell table:style-name="ce1" office:value-type="float" office:value="0.000737295" calcext:value-type="float">
            <text:p>7,37E-004</text:p>
          </table:table-cell>
          <table:table-cell table:style-name="ce1" office:value-type="float" office:value="0.000523861" calcext:value-type="float">
            <text:p>5,24E-00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30000" calcext:value-type="float">
            <text:p>30000</text:p>
          </table:table-cell>
          <table:table-cell table:style-name="ce1" office:value-type="float" office:value="0.00190341" calcext:value-type="float">
            <text:p>1,90E-003</text:p>
          </table:table-cell>
          <table:table-cell table:style-name="ce1" office:value-type="float" office:value="0.00168887" calcext:value-type="float">
            <text:p>1,69E-003</text:p>
          </table:table-cell>
          <table:table-cell table:style-name="ce1" office:value-type="float" office:value="0.000811502" calcext:value-type="float">
            <text:p>8,12E-004</text:p>
          </table:table-cell>
          <table:table-cell table:style-name="ce1" office:value-type="float" office:value="0.000812612" calcext:value-type="float">
            <text:p>8,13E-004</text:p>
          </table:table-cell>
          <table:table-cell table:style-name="ce1" office:value-type="float" office:value="0.000863099" calcext:value-type="float">
            <text:p>8,63E-00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60000" calcext:value-type="float">
            <text:p>60000</text:p>
          </table:table-cell>
          <table:table-cell table:style-name="ce1" office:value-type="float" office:value="0.000754116" calcext:value-type="float">
            <text:p>7,54E-004</text:p>
          </table:table-cell>
          <table:table-cell table:style-name="ce1" office:value-type="float" office:value="0.0010374" calcext:value-type="float">
            <text:p>1,04E-003</text:p>
          </table:table-cell>
          <table:table-cell table:style-name="ce1" office:value-type="float" office:value="0.000488688" calcext:value-type="float">
            <text:p>4,89E-004</text:p>
          </table:table-cell>
          <table:table-cell table:style-name="ce1" office:value-type="float" office:value="0.000518231" calcext:value-type="float">
            <text:p>5,18E-004</text:p>
          </table:table-cell>
          <table:table-cell table:style-name="ce1" office:value-type="float" office:value="0.000665238" calcext:value-type="float">
            <text:p>6,65E-00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60000" calcext:value-type="float">
            <text:p>60000</text:p>
          </table:table-cell>
          <table:table-cell table:style-name="ce1" office:value-type="float" office:value="0.000813948" calcext:value-type="float">
            <text:p>8,14E-004</text:p>
          </table:table-cell>
          <table:table-cell table:style-name="ce1" office:value-type="float" office:value="0.00120654" calcext:value-type="float">
            <text:p>1,21E-003</text:p>
          </table:table-cell>
          <table:table-cell table:style-name="ce1" office:value-type="float" office:value="0.000536035" calcext:value-type="float">
            <text:p>5,36E-004</text:p>
          </table:table-cell>
          <table:table-cell table:style-name="ce1" office:value-type="float" office:value="0.000536355" calcext:value-type="float">
            <text:p>5,36E-004</text:p>
          </table:table-cell>
          <table:table-cell table:style-name="ce1" office:value-type="float" office:value="0.000742305" calcext:value-type="float">
            <text:p>7,42E-00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ce1" office:value-type="float" office:value="0.00031804" calcext:value-type="float">
            <text:p>3,18E-004</text:p>
          </table:table-cell>
          <table:table-cell table:style-name="ce1" office:value-type="float" office:value="0.000824646" calcext:value-type="float">
            <text:p>8,25E-004</text:p>
          </table:table-cell>
          <table:table-cell table:style-name="ce1" office:value-type="float" office:value="0.000423258" calcext:value-type="float">
            <text:p>4,23E-004</text:p>
          </table:table-cell>
          <table:table-cell table:style-name="ce1" office:value-type="float" office:value="0.000426745" calcext:value-type="float">
            <text:p>4,27E-004</text:p>
          </table:table-cell>
          <table:table-cell table:style-name="ce1" office:value-type="float" office:value="0.000741664" calcext:value-type="float">
            <text:p>7,42E-00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ce1" office:value-type="float" office:value="0.000436677" calcext:value-type="float">
            <text:p>4,37E-004</text:p>
          </table:table-cell>
          <table:table-cell table:style-name="ce1" office:value-type="float" office:value="0.000907735" calcext:value-type="float">
            <text:p>9,08E-004</text:p>
          </table:table-cell>
          <table:table-cell table:style-name="ce1" office:value-type="float" office:value="0.000471107" calcext:value-type="float">
            <text:p>4,71E-004</text:p>
          </table:table-cell>
          <table:table-cell table:style-name="ce1" office:value-type="float" office:value="0.000471853" calcext:value-type="float">
            <text:p>4,72E-004</text:p>
          </table:table-cell>
          <table:table-cell table:style-name="ce1" office:value-type="float" office:value="0.000934939" calcext:value-type="float">
            <text:p>9,35E-004</text:p>
          </table:table-cell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15000 – 0,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284444" calcext:value-type="float">
            <text:p>2,84E-00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18568" calcext:value-type="float">
            <text:p>1,86E-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745447" calcext:value-type="float">
            <text:p>7,45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730758" calcext:value-type="float">
            <text:p>7,31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68048" calcext:value-type="float">
            <text:p>6,80E-00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15000 – 0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301488" calcext:value-type="float">
            <text:p>3,01E-00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242703" calcext:value-type="float">
            <text:p>2,43E-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776677" calcext:value-type="float">
            <text:p>7,77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771896" calcext:value-type="float">
            <text:p>7,72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402324" calcext:value-type="float">
            <text:p>4,02E-00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30000 – 0,1</text:p>
          </table:table-cell>
          <table:table-cell table:style-name="ce1" table:number-columns-repeated="5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142728" calcext:value-type="float">
            <text:p>1,43E-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37007" calcext:value-type="float">
            <text:p>1,37E-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80584" calcext:value-type="float">
            <text:p>8,06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737295" calcext:value-type="float">
            <text:p>7,37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523861" calcext:value-type="float">
            <text:p>5,24E-00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30000 – 0,2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90341" calcext:value-type="float">
            <text:p>1,90E-00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168887" calcext:value-type="float">
            <text:p>1,69E-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863099" calcext:value-type="float">
            <text:p>8,63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812612" calcext:value-type="float">
            <text:p>8,13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811502" calcext:value-type="float">
            <text:p>8,12E-00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60000 – 0,1</text:p>
          </table:table-cell>
          <table:table-cell table:style-name="ce1" table:number-columns-repeated="5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10374" calcext:value-type="float">
            <text:p>1,04E-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754116" calcext:value-type="float">
            <text:p>7,54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665238" calcext:value-type="float">
            <text:p>6,65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518231" calcext:value-type="float">
            <text:p>5,18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488688" calcext:value-type="float">
            <text:p>4,89E-004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60000 – 0,2</text:p>
          </table:table-cell>
          <table:table-cell table:style-name="ce1" table:number-columns-repeated="5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120654" calcext:value-type="float">
            <text:p>1,21E-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813948" calcext:value-type="float">
            <text:p>8,14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742305" calcext:value-type="float">
            <text:p>7,42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536355" calcext:value-type="float">
            <text:p>5,36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536035" calcext:value-type="float">
            <text:p>5,36E-00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100000 – 0,1</text:p>
          </table:table-cell>
          <table:table-cell table:style-name="ce1" table:number-columns-repeated="5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0824646" calcext:value-type="float">
            <text:p>8,25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741664" calcext:value-type="float">
            <text:p>7,42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426745" calcext:value-type="float">
            <text:p>4,27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423258" calcext:value-type="float">
            <text:p>4,23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31804" calcext:value-type="float">
            <text:p>3,18E-00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100000 – 0,2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Upsilon</text:p>
          </table:table-cell>
          <table:table-cell office:value-type="float" office:value="0.000934939" calcext:value-type="float">
            <text:p>9,35E-00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amma</text:p>
          </table:table-cell>
          <table:table-cell office:value-type="float" office:value="0.000907735" calcext:value-type="float">
            <text:p>9,08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</text:p>
          </table:table-cell>
          <table:table-cell office:value-type="float" office:value="0.000471853" calcext:value-type="float">
            <text:p>4,72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000471107" calcext:value-type="float">
            <text:p>4,71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436677" calcext:value-type="float">
            <text:p>4,37E-00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61:Planilha1.B6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09:44:25.792106125</meta:creation-date>
    <dc:date>2014-02-02T09:50:04.943146337</dc:date>
    <meta:editing-duration>P0D</meta:editing-duration>
    <meta:editing-cycles>1</meta:editing-cycles>
    <meta:document-statistic meta:table-count="1" meta:cell-count="151" meta:object-count="0"/>
    <meta:generator>LibreOffice/4.1.4.2$Linux_X86_64 LibreOffice_project/410m0$Build-2</meta:generator>
  </office:meta>
</office:document-meta>
</file>